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048.png" xlink:type="simple" xlink:show="embed" xlink:actuate="onLoad"/></draw:frame></text:p>
          </table:table-cell>
          <table:table-cell table:style-name="Table1.B1" office:value-type="string">
            <text:h text:style-name="P5" text:outline-level="1">Аркко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9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048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5.73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3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</text:span>.</text:p>
            <text:p text:style-name="P3"><text:span text:style-name="T6">Обязательное условие</text:span>: <draw:frame draw:style-name="fr3" draw:name="Object1" text:anchor-type="as-char" svg:width="3.694cm" svg:height="0.56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<text:p text:style-name="P3"><text:span text:style-name="T6">Свойства</text:span>:</text:p>
            <text:list xml:id="list4090110436089670363" text:style-name="L1">
              <text:list-item>
                <text:p text:style-name="P6"><text:span text:style-name="T8">Амплитуда – коэффициент</text:span><text:span text:style-name="T8"><draw:frame draw:style-name="fr3" draw:name="Объект4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.</text:span></text:p>
              </text:list-item>
              <text:list-item>
                <text:p text:style-name="P6"><text:span text:style-name="T8">Частота – коэффициент</text:span><text:span text:style-name="T8"><draw:frame draw:style-name="fr3" draw:name="Объект6" text:anchor-type="as-char" svg:width="0.55cm" svg:height="0.2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.</text:span></text:p>
              </text:list-item>
              <text:list-item>
                <text:p text:style-name="P6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8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6">Примечани</text:span><text:span text:style-name="T2">я</text:span>:</text:p>
            <text:list xml:id="list2703681424049949669" text:style-name="L2">
              <text:list-item>
                <text:p text:style-name="P7">По умолчанию данный блок реализует <text:span text:style-name="T1">обратное косинусоидальному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8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синус</dc:title>
    <dc:date>2016-04-07T14:48:34.36</dc:date>
    <meta:generator>OpenOffice/4.1.1$Win32 OpenOffice.org_project/411m6$Build-9775</meta:generator>
    <meta:editing-duration>PT2H24M3S</meta:editing-duration>
    <meta:editing-cycles>144</meta:editing-cycles>
    <meta:document-statistic meta:table-count="1" meta:image-count="2" meta:object-count="8" meta:page-count="1" meta:paragraph-count="19" meta:word-count="121" meta:character-count="815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os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